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T37" style:parent-style-name="Fonteparág.padrão" style:family="text">
      <style:text-properties style:font-name="Times New Roman"/>
    </style:style>
    <style:style style:name="P38" style:parent-style-name="Textbody" style:family="paragraph"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40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1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2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4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5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Textbody" style:family="paragraph">
      <style:paragraph-properties fo:margin-left="0.7173in">
        <style:tab-stops/>
      </style:paragraph-properties>
    </style:style>
    <style:style style:name="T49" style:parent-style-name="Fonteparág.padrão" style:family="text">
      <style:text-properties style:font-name="Times New Roman" fo:font-size="12pt" style:font-size-asian="12pt" style:font-size-complex="12pt"/>
    </style:style>
    <style:style style:name="T50" style:parent-style-name="Fonteparág.padrão" style:family="text">
      <style:text-properties style:font-name="Times New Roman" fo:font-size="12pt" style:font-size-asian="12pt" style:font-size-complex="12pt"/>
    </style:style>
    <style:style style:name="T5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53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54" style:parent-style-name="Fonteparág.padrão" style:family="text">
      <style:text-properties style:font-name="Arial" style:font-name-complex="Arial" fo:color="#000000" fo:background-color="#FFFFFF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7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9" style:parent-style-name="Textbody" style:family="paragraph">
      <style:paragraph-properties fo:margin-left="0in">
        <style:tab-stops/>
      </style:paragraph-properties>
    </style:style>
    <style:style style:name="T6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2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63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64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5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6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7" style:parent-style-name="Textbody" style:family="paragraph">
      <style:paragraph-properties fo:margin-left="0.984in">
        <style:tab-stops/>
      </style:paragraph-properties>
    </style:style>
    <style:style style:name="T6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71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72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7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74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6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7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8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/>
    </style:style>
    <style:style style:name="T80" style:parent-style-name="Fonteparág.padrão" style:family="text">
      <style:text-properties style:font-name="Times New Roman" style:font-name-asian="Times New Roman"/>
    </style:style>
    <style:style style:name="T81" style:parent-style-name="Fonteparág.padrão" style:family="text">
      <style:text-properties style:font-name="Times New Roman"/>
    </style:style>
    <style:style style:name="T82" style:parent-style-name="Fonteparág.padrão" style:family="text">
      <style:text-properties style:font-name="Times New Roman" style:font-name-asian="Times New Roman"/>
    </style:style>
    <style:style style:name="T83" style:parent-style-name="Fonteparág.padrão" style:family="text">
      <style:text-properties style:font-name="Times New Roman"/>
    </style:style>
    <style:style style:name="T84" style:parent-style-name="Fonteparág.padrão" style:family="text">
      <style:text-properties style:font-name="Times New Roman" style:font-name-asian="Times New Roman"/>
    </style:style>
    <style:style style:name="T85" style:parent-style-name="Fonteparág.padrão" style:family="text">
      <style:text-properties style:font-name="Times New Roman" style:font-name-asian="Times New Roman" style:use-window-font-color="true"/>
    </style:style>
    <style:style style:name="T86" style:parent-style-name="Fonteparág.padrão" style:family="text">
      <style:text-properties style:font-name="Times New Roman" style:font-name-asian="Times New Roman" style:use-window-font-color="true"/>
    </style:style>
    <style:style style:name="T87" style:parent-style-name="Fonteparág.padrão" style:family="text">
      <style:text-properties style:font-name="Times New Roman" style:font-name-asian="Times New Roman" style:use-window-font-color="true"/>
    </style:style>
    <style:style style:name="T88" style:parent-style-name="Fonteparág.padrão" style:family="text">
      <style:text-properties style:font-name="Times New Roman" style:font-name-asian="Times New Roman"/>
    </style:style>
    <style:style style:name="T89" style:parent-style-name="Fonteparág.padrão" style:family="text">
      <style:text-properties style:font-name="Times New Roman" style:font-name-asian="Times New Roman"/>
    </style:style>
    <style:style style:name="P90" style:parent-style-name="Standard" style:family="paragraph">
      <style:text-properties style:font-name="Times New Roman"/>
    </style:style>
    <style:style style:name="P91" style:parent-style-name="Standard" style:family="paragraph">
      <style:text-properties style:font-name="Times New Roman"/>
    </style:style>
    <style:style style:name="P92" style:parent-style-name="Standard" style:family="paragraph">
      <style:text-properties style:font-name="Times New Roman"/>
    </style:style>
    <style:style style:name="P93" style:parent-style-name="Standard" style:family="paragraph">
      <style:text-properties style:font-name="Times New Roman"/>
    </style:style>
    <style:style style:name="P94" style:parent-style-name="Standard" style:family="paragraph">
      <style:text-properties style:font-name="Times New Roman"/>
    </style:style>
    <style:style style:name="P95" style:parent-style-name="Standard" style:family="paragraph">
      <style:text-properties style:font-name="Times New Roman"/>
    </style:style>
    <style:style style:name="P96" style:parent-style-name="Standard" style:family="paragraph">
      <style:text-properties style:font-name="Times New Roman"/>
    </style:style>
    <style:style style:name="P97" style:parent-style-name="Standard" style:family="paragraph">
      <style:text-properties style:font-name="Times New Roman"/>
    </style:style>
    <style:style style:name="P98" style:parent-style-name="Standard" style:family="paragraph">
      <style:text-properties style:font-name="Times New Roman"/>
    </style:style>
    <style:style style:name="P99" style:parent-style-name="Standard" style:family="paragraph">
      <style:text-properties style:font-name="Times New Roman"/>
    </style:style>
    <style:style style:name="P100" style:parent-style-name="Standard" style:family="paragraph">
      <style:text-properties style:font-name="Times New Roman"/>
    </style:style>
    <style:style style:name="P101" style:parent-style-name="Standard" style:family="paragraph">
      <style:text-properties style:font-name="Times New Roman"/>
    </style:style>
    <style:style style:name="P102" style:parent-style-name="Standard" style:family="paragraph">
      <style:text-properties style:font-name="Times New Roman"/>
    </style:style>
    <style:style style:name="P103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04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5" style:parent-style-name="Fonteparág.padrão" style:family="text">
      <style:text-properties style:font-name="Times New Roman" fo:font-size="12pt" style:font-size-asian="12pt" style:font-size-complex="12pt"/>
    </style:style>
    <style:style style:name="T10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7" style:parent-style-name="Fonteparág.padrão" style:family="text">
      <style:text-properties style:font-name="Times New Roman" fo:font-size="12pt" style:font-size-asian="12pt" style:font-size-complex="12pt"/>
    </style:style>
    <style:style style:name="P108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fo:font-size="12pt" style:font-size-asian="12pt" style:font-size-complex="12pt"/>
    </style:style>
    <style:style style:name="P109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10" style:parent-style-name="Fonteparág.padrão" style:family="text">
      <style:text-properties style:font-name="Times New Roman" fo:font-size="12pt" style:font-size-asian="12pt" style:font-size-complex="12pt"/>
    </style:style>
    <style:style style:name="T111" style:parent-style-name="Fonteparág.padrão" style:family="text">
      <style:text-properties style:font-name="Times New Roman" fo:font-size="12pt" style:font-size-asian="12pt" style:font-size-complex="12pt"/>
    </style:style>
    <style:style style:name="T11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4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1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6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7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1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9" style:parent-style-name="Fonteparág.padrão" style:family="text">
      <style:text-properties style:font-name="Times New Roman" fo:font-size="12pt" style:font-size-asian="12pt" style:font-size-complex="12pt"/>
    </style:style>
    <style:style style:name="T12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1" style:parent-style-name="Fonteparág.padrão" style:family="text">
      <style:text-properties style:font-name="Times New Roman" fo:font-size="12pt" style:font-size-asian="12pt" style:font-size-complex="12pt"/>
    </style:style>
    <style:style style:name="T122" style:parent-style-name="Fonteparág.padrão" style:family="text">
      <style:text-properties style:font-name="Times New Roman" fo:font-size="12pt" style:font-size-asian="12pt" style:font-size-complex="12pt"/>
    </style:style>
    <style:style style:name="P123" style:parent-style-name="Textbody" style:family="paragraph">
      <style:paragraph-properties fo:margin-bottom="0in" fo:line-height="100%" fo:margin-left="0.984in">
        <style:tab-stops/>
      </style:paragraph-properties>
      <style:text-properties fo:font-size="11pt" style:font-size-asian="11pt" style:font-size-complex="11pt"/>
    </style:style>
    <style:style style:name="P124" style:parent-style-name="Textbody" style:family="paragraph">
      <style:paragraph-properties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5" style:parent-style-name="Textbody" style:family="paragraph">
      <style:paragraph-properties fo:text-align="justify"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126" style:parent-style-name="Textbody" style:family="paragraph">
      <style:paragraph-properties fo:text-align="justify" fo:margin-left="0.7291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7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9" style:parent-style-name="Textbody" style:family="paragraph">
      <style:paragraph-properties fo:margin-left="0in">
        <style:tab-stops/>
      </style:paragraph-properties>
    </style:style>
    <style:style style:name="T130" style:parent-style-name="Fonteparág.padrão" style:family="text">
      <style:text-properties fo:font-size="12pt" style:font-size-asian="12pt" style:font-size-complex="12pt"/>
    </style:style>
    <style:style style:name="T131" style:parent-style-name="Fonteparág.padrão" style:family="text">
      <style:text-properties style:font-name="Times New Roman" fo:font-size="12pt" style:font-size-asian="12pt" style:font-size-complex="12pt"/>
    </style:style>
    <style:style style:name="P132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33" style:parent-style-name="Título2" style:family="paragraph"/>
    <style:style style:name="T134" style:parent-style-name="Fonteparág.padrão" style:family="text">
      <style:text-properties style:font-name="Times New Roman"/>
    </style:style>
    <style:style style:name="T135" style:parent-style-name="Fonteparág.padrão" style:family="text">
      <style:text-properties style:font-name="Times New Roman" fo:font-weight="bold" style:font-weight-asian="bold" style:font-weight-complex="bold"/>
    </style:style>
    <style:style style:name="T136" style:parent-style-name="Fonteparág.padrão" style:family="text">
      <style:text-properties style:font-name="Times New Roman"/>
    </style:style>
    <style:style style:name="T137" style:parent-style-name="Fonteparág.padrão" style:family="text">
      <style:text-properties style:font-name="Times New Roman"/>
    </style:style>
    <style:style style:name="T138" style:parent-style-name="Fonteparág.padrão" style:family="text">
      <style:text-properties style:font-name="Times New Roman" fo:font-size="10pt" style:font-size-asian="10pt" style:font-size-complex="10pt"/>
    </style:style>
    <style:style style:name="T139" style:parent-style-name="Fonteparág.padrão" style:family="text">
      <style:text-properties style:font-name="Times New Roman"/>
    </style:style>
    <style:style style:name="T140" style:parent-style-name="Fonteparág.padrão" style:family="text">
      <style:text-properties style:font-name="Times New Roman"/>
    </style:style>
    <style:style style:name="T141" style:parent-style-name="Fonteparág.padrão" style:family="text">
      <style:text-properties style:font-name="Times New Roman" fo:font-weight="bold" style:font-weight-asian="bold" style:font-weight-complex="bold"/>
    </style:style>
    <style:style style:name="T142" style:parent-style-name="Fonteparág.padrão" style:family="text">
      <style:text-properties style:font-name="Times New Roman" fo:font-weight="bold" style:font-weight-asian="bold" style:font-weight-complex="bold"/>
    </style:style>
    <style:style style:name="T143" style:parent-style-name="Fonteparág.padrão" style:family="text">
      <style:text-properties style:font-name="Times New Roman"/>
    </style:style>
    <style:style style:name="T144" style:parent-style-name="Fonteparág.padrão" style:family="text">
      <style:text-properties style:font-name="Times New Roman"/>
    </style:style>
    <style:style style:name="T145" style:parent-style-name="Fonteparág.padrão" style:family="text">
      <style:text-properties style:font-name="Times New Roman"/>
    </style:style>
    <style:style style:name="P146" style:parent-style-name="Textbody" style:family="paragraph">
      <style:paragraph-properties fo:text-align="justify" fo:margin-left="0.6979in">
        <style:tab-stops/>
      </style:paragraph-properties>
      <style:text-properties style:font-name="Times New Roman" fo:font-size="12pt" style:font-size-asian="12pt" style:font-size-complex="12pt"/>
    </style:style>
    <style:style style:name="P147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148" style:parent-style-name="Standard" style:list-style-name="LFO9" style:family="paragraph">
      <style:paragraph-properties fo:margin-left="0.7395in" fo:text-indent="0in">
        <style:tab-stops/>
      </style:paragraph-properties>
      <style:text-properties style:font-name="Times New Roman"/>
    </style:style>
    <style:style style:name="P149" style:parent-style-name="Standard" style:family="paragraph">
      <style:text-properties style:font-name="Times New Roman"/>
    </style:style>
    <style:style style:name="T150" style:parent-style-name="Fonteparág.padrão" style:family="text">
      <style:text-properties style:font-name="Times New Roman"/>
    </style:style>
    <style:style style:name="T151" style:parent-style-name="Fonteparág.padrão" style:family="text">
      <style:text-properties style:font-name="Times New Roman"/>
    </style:style>
    <style:style style:name="P152" style:parent-style-name="Standard" style:family="paragraph">
      <style:text-properties style:font-name="Times New Roman"/>
    </style:style>
    <style:style style:name="P153" style:parent-style-name="Standard" style:family="paragraph">
      <style:text-properties style:font-name="Times New Roman"/>
    </style:style>
    <style:style style:name="P154" style:parent-style-name="Standard" style:family="paragraph">
      <style:text-properties style:font-name="Times New Roman"/>
    </style:style>
    <style:style style:name="P155" style:parent-style-name="Textbody" style:family="paragraph">
      <style:paragraph-properties fo:text-align="justify" fo:margin-left="0in">
        <style:tab-stops/>
      </style:paragraph-properties>
    </style:style>
    <style:style style:name="T156" style:parent-style-name="Fonteparág.padrão" style:family="text">
      <style:text-properties style:font-name="Times New Roman" fo:font-size="12pt" style:font-size-asian="12pt" style:font-size-complex="12pt"/>
    </style:style>
    <style:style style:name="T157" style:parent-style-name="Fonteparág.padrão" style:family="text">
      <style:text-properties style:font-name="Times New Roman" fo:font-size="12pt" style:font-size-asian="12pt" style:font-size-complex="12pt"/>
    </style:style>
    <style:style style:name="T158" style:parent-style-name="Fonteparág.padrão" style:family="text">
      <style:text-properties style:font-name="Times New Roman" fo:font-size="12pt" style:font-size-asian="12pt" style:font-size-complex="12pt"/>
    </style:style>
    <style:style style:name="T159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0" style:parent-style-name="Fonteparág.padrão" style:family="text">
      <style:text-properties style:font-name="Times New Roman" fo:font-size="12pt" style:font-size-asian="12pt" style:font-size-complex="12pt"/>
    </style:style>
    <style:style style:name="T161" style:parent-style-name="Fonteparág.padrão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CadastrarInstituição</text:p>
      <text:p text:style-name="P33"/>
      <text:h text:style-name="Título1" text:outline-level="1">Breve Descrição</text:h>
      <text:p text:style-name="P34">Esse caso de uso permite que o Admininistrador crie o cadastro de uma instituição no sistema. Uma instituição<text:s/>cadastrada pode possuir uma ou mais imagens associadas.</text:p>
      <text:h text:style-name="Título1" text:outline-level="1">Breve Descrição dos Atores</text:h>
      <text:p text:style-name="Standard"><text:span text:style-name="T35"><text:tab/>- Administrador (do Sistema): C</text:span><text:span text:style-name="T36">adastra, exclui e altera os dados de qualquer<text:s/></text:span><text:span text:style-name="T37"><text:tab/>instituição.</text:span></text:p>
      <text:h text:style-name="Título1" text:outline-level="1">Pré-condições</text:h>
      <text:p text:style-name="P38">- O usuário está logado no sistema.</text:p>
      <text:h text:style-name="Título1" text:outline-level="1">Fluxo Básico de Eventos</text:h>
      <text:p text:style-name="P39">1. O Administrador seleciona a opção “Cadastrar Instituição” e o sistema exibe uma tela com os seguintes campos editáveis e opções:</text:p>
      <text:p text:style-name="P40"><text:s/><text:tab/>- campo “Nome da Instituição”, preenchimento obrigatório;</text:p>
      <text:p text:style-name="P41"><text:s/><text:tab/><text:tab/>- <text:s/>campo "Município”;</text:p>
      <text:p text:style-name="P42"><text:s/><text:tab/>- campo “Localidade”;</text:p>
      <text:p text:style-name="P43"><text:s/><text:tab/><text:tab/>- campo “Estado” no<text:s/>formato: XX;</text:p>
      <text:p text:style-name="P44"><text:tab/><text:tab/>- campo “País”;</text:p>
      <text:p text:style-name="P45"><text:s/><text:tab/>- campo “Endereço Completo” (Logradouro, Número, Complemento);</text:p>
      <text:p text:style-name="P46"><text:s/><text:tab/>- campo “CEP” ;</text:p>
      <text:p text:style-name="P47"><text:s text:c="6"/>- campo “Caixa Postal” ;</text:p>
      <text:p text:style-name="P48"><text:span text:style-name="T49"><text:s/></text:span><text:span text:style-name="T50"><text:tab/>- campo “</text:span><text:span text:style-name="T51">Telefone(s)/Fax”<text:s/></text:span><text:span text:style-name="T52">;</text:span><text:span text:style-name="T53"><text:s/>no formato:<text:s/></text:span><text:span text:style-name="T54">(DD)12345-1234 ou (DD)1234-1234</text:span></text:p>
      <text:p text:style-name="P55"><text:s/><text:tab/><text:tab/>- campo “Email”, com verificação de e-mail válido.</text:p>
      <text:p text:style-name="P56"><text:s/><text:tab/><text:tab/>- campo “URL”</text:p>
      <text:p text:style-name="P57"><text:s/><text:tab/><text:tab/>-<text:s/>campo “Identificação do Proprietário”</text:p>
      <text:p text:style-name="P58"><text:s/><text:tab/><text:tab/>- campo “Administrador da Propriedade”</text:p>
      <text:p text:style-name="P59"><text:span text:style-name="T60"><text:tab/></text:span><text:span text:style-name="T61"><text:tab/>- campo “</text:span><text:span text:style-name="T62">Coordenadas Geográficas</text:span><text:span text:style-name="T63">”</text:span></text:p>
      <text:p text:style-name="P64"><text:s/><text:tab/>-Latitude<text:tab/>no formato DMS: <text:s/>grausºminutos'segundos''</text:p>
      <text:p text:style-name="P65"><text:s/><text:tab/>-Longitude<text:tab/>no formato DMS: <text:s/>grausºminutos'segundos''</text:p>
      <text:soft-page-break/>
      <text:p text:style-name="P66"><text:s/><text:tab/>-Altitude<text:tab/>Campo Editável</text:p>
      <text:p text:style-name="P67"><text:span text:style-name="T68">-<text:s/></text:span><text:span text:style-name="T69">campo “Tipo de Propriedade” - <text:s/>Campo em ordem alfabética, auto</text:span><text:span text:style-name="T70">-<text:s/></text:span><text:span text:style-name="T71"><text:tab/><text:s/></text:span><text:span text:style-name="T72"><text:tab/>completável,</text:span><text:span text:style-name="T73"><text:s/>com a lista apresentada a seguir:</text:span></text:p>
      <text:p text:style-name="P74"><text:tab/><text:s/><text:tab/>- Pública</text:p>
      <text:p text:style-name="P75"><text:tab/><text:tab/>- Privada</text:p>
      <text:p text:style-name="P76"><text:tab/><text:tab/>- Mista</text:p>
      <text:p text:style-name="P77"><text:tab/><text:tab/>- Outra</text:p>
      <text:p text:style-name="P78"/>
      <text:p text:style-name="Standard"><text:span text:style-name="T79">- campo<text:s/></text:span><text:span text:style-name="T80">“</text:span><text:span text:style-name="T81">Proteção Existente</text:span><text:span text:style-name="T82">”</text:span><text:span text:style-name="T83">:<text:s/></text:span><text:span text:style-name="T84">Campo em ordem alfabética, auto</text:span><text:span text:style-name="T85">-<text:s/></text:span><text:span text:style-name="T86"><text:tab/><text:s/></text:span><text:span text:style-name="T87"><text:tab/>completável,</text:span><text:span text:style-name="T88"><text:s/>com a lista apres</text:span><text:span text:style-name="T89">entada a seguir:</text:span></text:p>
      <text:p text:style-name="P90"><text:tab/><text:s/><text:tab/>-Patrimônio Mundial</text:p>
      <text:p text:style-name="P91"><text:tab/><text:tab/>-Federal/ Individual</text:p>
      <text:p text:style-name="P92"><text:tab/><text:tab/>-Federal/ Conjunto</text:p>
      <text:p text:style-name="P93"><text:tab/><text:tab/><text:tab/>-Estadual/ Individual</text:p>
      <text:p text:style-name="P94"><text:tab/><text:tab/><text:tab/>-Estadual/ Conjunto</text:p>
      <text:p text:style-name="P95"><text:tab/><text:tab/><text:tab/>-Municipal/ Individual</text:p>
      <text:p text:style-name="P96"><text:tab/><text:tab/><text:tab/>-Municipal/ Conjunto</text:p>
      <text:p text:style-name="P97"><text:tab/><text:tab/><text:tab/>-Decreto Juridico</text:p>
      <text:p text:style-name="P98"><text:tab/><text:tab/><text:tab/>-Entorno de Bem Protegido</text:p>
      <text:p text:style-name="P99"><text:tab/><text:tab/><text:tab/>-Nenhuma</text:p>
      <text:p text:style-name="P100"/>
      <text:p text:style-name="P101"><text:tab/><text:tab/>-campo “Tipo/ Legislação Incidente”: Campo Editável</text:p>
      <text:p text:style-name="P102"/>
      <text:p text:style-name="P103"><text:span text:style-name="T104">-campo<text:s/></text:span><text:span text:style-name="T105">“Imagens</text:span><text:span text:style-name="T106">”<text:s/></text:span><text:span text:style-name="T107">:</text:span></text:p>
      <text:p text:style-name="P108"><text:tab/><text:tab/>-campo para buscar arquivos de imagem para upload e botão para<text:s/><text:tab/><text:tab/><text:s/><text:tab/>busca.</text:p>
      <text:p text:style-name="P109"><text:span text:style-name="T110"><text:tab/></text:span><text:span text:style-name="T111"><text:tab/>-link “Adicionar nova Imagem</text:span><text:span text:style-name="T112">” caso o usuário queira fazer upload<text:s/></text:span><text:span text:style-name="T113"><text:tab/></text:span><text:span text:style-name="T114"><text:tab/>de mais de uma imagem.</text:span></text:p>
      <text:p text:style-name="P115"><text:tab/><text:tab/>- opção para<text:s/>deletar imagem.</text:p>
      <text:p text:style-name="P116"/>
      <text:p text:style-name="P117"><text:span text:style-name="T118">- campo<text:s/></text:span><text:span text:style-name="T119">“Síntese Histórica</text:span><text:span text:style-name="T120">” Campo Editável para<text:s/></text:span><text:span text:style-name="T121">Incluir dados sobre a formação da Fazenda, principais atividades econômicas, dados de compra e venda, dados de formação, da ocupação humana e da situação das terras, anteriores à sua<text:s/></text:span><text:span text:style-name="T122">formação.</text:span></text:p>
      <text:p text:style-name="P123"/>
      <text:p text:style-name="P124"><text:tab/>- campo “Revisão” do tipo “checkbox”. Esse campo deve ser marcado caso seja necessária revisão para liberar a catalogação.</text:p>
      <text:p text:style-name="P125"><text:s/><text:tab/>- opção “Salvar” dados fornecidos no sistema;</text:p>
      <text:p text:style-name="P126"><text:s/><text:tab/>- opção “Cancelar” para sair da opção de cadastrar uma Instituição no<text:s/><text:tab/>sistema.</text:p>
      <text:p text:style-name="P127"><text:s/><text:tab/>2. Após preencher todos os dados obrigatórios o usuário confirma a operação,<text:s/><text:tab/>selecionando a opção “Salvar”;</text:p>
      <text:soft-page-break/>
      <text:p text:style-name="P128"><text:s/><text:tab/>3. O sistema valida o cadastramento e exibe a mensagem “Cadastro Concluído<text:s/><text:tab/>com Sucesso”;</text:p>
      <text:p text:style-name="P129"><text:span text:style-name="T130"><text:s/></text:span><text:span text:style-name="T131"><text:tab/>4. O caso de uso é encerrado.</text:span></text:p>
      <text:p text:style-name="P132"/>
      <text:h text:style-name="Título1" text:outline-level="1">Fluxos Alternativos</text:h>
      <text:h text:style-name="P133" text:outline-level="2">Fluxo Alternativo 1</text:h>
      <text:p text:style-name="Standard"><text:span text:style-name="T134"><text:tab/>Se no<text:s/></text:span><text:span text:style-name="T135">Fluxo Básico</text:span><text:span text:style-name="T136"><text:s/>a qualquer momento o usuário selecionar a opção “Cancelar”<text:s/></text:span><text:span text:style-name="T137"><text:tab/>O sistema retorna à página inicial e</text:span><text:span text:style-name="T138"><text:s/></text:span><text:span text:style-name="T139">o caso de uso termina.</text:span></text:p>
      <text:p text:style-name="Standard"/>
      <text:h text:style-name="Título2" text:outline-level="2">Fluxo Alternativo 2</text:h>
      <text:p text:style-name="Standard"><text:tab/><text:span text:style-name="T140">Se no passo 2 do<text:s/></text:span><text:span text:style-name="T141">Fluxo Básico</text:span><text:span text:style-name="T142"><text:s/></text:span><text:span text:style-name="T143">o Administrador clica em "Salvar” sem ter<text:s/></text:span><text:span text:style-name="T144"><text:tab/>preenchido<text:s/></text:span><text:span text:style-name="T145">todos os campos obrigatórios, então:</text:span></text:p>
      <text:p text:style-name="P146"><text:s/>1. <text:s/>O sistema exibe a mensagem:</text:p>
      <text:p text:style-name="P147">a. “O campo &lt;nome do campo&gt; não foi preenchido”;</text:p>
      <text:list text:style-name="LFO9" text:continue-numbering="true">
        <text:list-item>
          <text:p text:style-name="P148">O caso de uso retorna ao passo 1 do fluxo básico.</text:p>
        </text:list-item>
      </text:list>
      <text:p text:style-name="P149"/>
      <text:h text:style-name="Título1" text:outline-level="1">Pós-Condições</text:h>
      <text:p text:style-name="Standard"><text:tab/><text:span text:style-name="T150">Fluxo Básico: Um</text:span><text:span text:style-name="T151">a nova Instituição está cadastrada no sistema.</text:span></text:p>
      <text:p text:style-name="P152"><text:tab/>Fluxo Alternativo 1:<text:s/>Não ocorre alteração na base de dados do sistema.</text:p>
      <text:p text:style-name="P153"><text:tab/>Fluxo Alternativo 2: O cadastro da Instituição está pendente.</text:p>
      <text:p text:style-name="P154"/>
      <text:h text:style-name="Título1" text:outline-level="1">Requisitos Especiais</text:h>
      <text:p text:style-name="P155"><text:span text:style-name="T156"><text:tab/>- Segurança: Se o usuário logado no sistema não for</text:span><text:span text:style-name="T157"><text:s/>um dos tipos existentes na<text:s/></text:span><text:span text:style-name="T158"><text:tab/></text:span><text:span text:style-name="T159">Breve Descrição dos Atores</text:span><text:span text:style-name="T160"><text:s/>a opção “Cadastrar Instituição” não deve estar<text:s/></text:span><text:span text:style-name="T161"><text:tab/>disponível.</text:span></text:p>
      <text:p text:style-name="Standard"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06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2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02-13T16:30:00Z</dc:date>
    <meta:template xlink:href="Normal" xlink:type="simple"/>
    <meta:editing-cycles>77</meta:editing-cycles>
    <meta:editing-duration>PT29940S</meta:editing-duration>
    <meta:document-statistic meta:page-count="3" meta:paragraph-count="7" meta:word-count="563" meta:character-count="3600" meta:row-count="25" meta:non-whitespace-character-count="3044"/>
  </office:meta>
</office:document-meta>
</file>